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Open Sans" svg:font-family="'Open Sans'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paragraph-rsid="0019944c"/>
    </style:style>
    <style:style style:name="P2" style:family="paragraph" style:parent-style-name="Standard">
      <style:text-properties style:font-name="Open Sans" officeooo:paragraph-rsid="0019944c"/>
    </style:style>
    <style:style style:name="P3" style:family="paragraph" style:parent-style-name="Standard">
      <style:text-properties style:font-name="Open Sans" officeooo:rsid="001b2a91" officeooo:paragraph-rsid="001b2a91"/>
    </style:style>
    <style:style style:name="P4" style:family="paragraph" style:parent-style-name="Standard">
      <style:text-properties officeooo:paragraph-rsid="0019944c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P6" style:family="paragraph" style:parent-style-name="Preformatted_20_Text">
      <loext:graphic-properties draw:fill="solid" draw:fill-color="#eff0f1" draw:opacity="100%"/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background-color="#eff0f1" fo:padding="0in" fo:border="none"/>
    </style:style>
    <style:style style:name="P7" style:family="paragraph" style:parent-style-name="Preformatted_20_Text">
      <loext:graphic-properties draw:fill="solid" draw:fill-color="#eff0f1" draw:opacity="100%"/>
      <style:paragraph-properties fo:margin-top="0in" fo:margin-bottom="0in" loext:contextual-spacing="false" fo:line-height="130%" fo:text-align="start" style:justify-single-word="false" fo:orphans="2" fo:widows="2" fo:background-color="#eff0f1" fo:padding="0in" fo:border="none"/>
    </style:style>
    <style:style style:name="T1" style:family="text">
      <style:text-properties fo:color="#6a737c" fo:font-size="15pt"/>
    </style:style>
    <style:style style:name="T2" style:family="text">
      <style:text-properties fo:color="#0077cc" style:text-line-through-style="none" style:text-line-through-type="none" fo:font-size="1pt" style:text-underline-style="none" style:text-blinking="false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5" style:family="text">
      <style:text-properties fo:font-variant="normal" fo:text-transform="none" fo:color="#6a737c" style:font-name="inherit" fo:font-size="15pt" fo:letter-spacing="normal" fo:font-style="normal" fo:font-weight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cceptableSequence</text:p>
      <text:p text:style-name="P4"><text:span text:style-name="T5"><text:line-break/></text:span><text:span text:style-name="T3">If you want to open a file or folder on Visual Studio Code from your </text:span><text:span text:style-name="Source_20_Text"><text:span text:style-name="T4">terminal</text:span></text:span><text:span text:style-name="T3">, </text:span><text:span text:style-name="Source_20_Text"><text:span text:style-name="T4">iTerm</text:span></text:span><text:span text:style-name="T3">, etc below are the commands which come as default when you install Visual Studio Code</text:span></text:p>
      <text:p text:style-name="P5">To open Visual Studio Code from command line</text:p>
      <text:p text:style-name="P6"><text:span text:style-name="Source_20_Text"><text:span text:style-name="T4">code --</text:span></text:span></text:p>
      <text:p text:style-name="P5">To open the entire folder/directory</text:p>
      <text:p text:style-name="P6"><text:span text:style-name="Source_20_Text"><text:span text:style-name="T4">code .</text:span></text:span></text:p>
      <text:p text:style-name="P5">To open a specific file</text:p>
      <text:p text:style-name="P6"><text:span text:style-name="Source_20_Text"><text:span text:style-name="T4">code file_name</text:span></text:span></text:p>
      <text:p text:style-name="P7"><text:span text:style-name="Source_20_Text"><text:span text:style-name="T4">eg:- code index.html</text:span></text:span></text:p>
      <text:p text:style-name="P1"/>
      <text:p text:style-name="P1"/>
      <text:p text:style-name="P1">j@j:~|⇒ <text:s/>cd /media</text:p>
      <text:p text:style-name="P1">j@j:/media|⇒ <text:s/>cd sf_dev </text:p>
      <text:p text:style-name="P1">j@j:/media/sf_dev|⇒ <text:s/>ls</text:p>
      <text:p text:style-name="P1">'chrome bookmarks export' <text:s text:c="2"/>downloads <text:s text:c="2"/>'http port 80.doc' <text:s text:c="2"/>prog</text:p>
      <text:p text:style-name="P1"><text:s/>dl <text:s text:c="24"/>fem <text:s text:c="9"/>khan <text:s text:c="15"/>uvb</text:p>
      <text:p text:style-name="P1"><text:s/>documents <text:s text:c="16"/>'git repos' <text:s text:c="2"/>prep</text:p>
      <text:p text:style-name="P1">j@j:/media/sf_dev|⇒ <text:s/>cd dl</text:p>
      <text:p text:style-name="P1">j@j:/media/sf_dev/dl|⇒ <text:s/>ls</text:p>
      <text:p text:style-name="P1"/>
      <text:p text:style-name="P1">j@j:/media/sf_dev/dl|⇒ <text:s/>git clone git@github.com:DLeaguer/pre-immersive-challenges.git</text:p>
      <text:p text:style-name="P1">Cloning into 'pre-immersive-challenges'...</text:p>
      <text:p text:style-name="P1">Warning: Permanently added the RSA host key for IP address '192.30.255.113' to the list of known hosts.</text:p>
      <text:p text:style-name="P1">remote: Counting objects: 144, done.</text:p>
      <text:p text:style-name="P1">remote: Compressing objects: 100% (97/97), done.</text:p>
      <text:p text:style-name="P1">remote: Total 144 (delta 37), reused 144 (delta 37), pack-reused 0</text:p>
      <text:p text:style-name="P1">Receiving objects: 100% (144/144), 24.66 KiB | 427.00 KiB/s, done.</text:p>
      <text:p text:style-name="P1">Resolving deltas: 100% (37/37), done.</text:p>
      <text:p text:style-name="P1"/>
      <text:p text:style-name="P1">j@j:/media/sf_dev/dl|⇒ <text:s/>ls</text:p>
      <text:p text:style-name="P1">pre-immersive-challenges</text:p>
      <text:p text:style-name="P1">j@j:/media/sf_dev/dl|⇒ <text:s/>cd pre-immersive-challenges </text:p>
      <text:p text:style-name="P1">j@j:/media/sf_dev/dl/pre-immersive-challenges|master </text:p>
      <text:p text:style-name="P1">⇒ <text:s/>ls</text:p>
      <text:p text:style-name="P1">acceptable-sequence <text:s text:c="3"/>find-middle-value <text:s text:c="5"/>minimum-splits</text:p>
      <text:p text:style-name="P1">check-ascending-order <text:s/>find-the-longest-word <text:s/>move-the-zeros</text:p>
      <text:p text:style-name="P1">cookie-problem <text:s text:c="8"/>find-the-stray-value <text:s text:c="2"/>needle-in-haystack</text:p>
      <text:p text:style-name="P1">count-by-multiples <text:s text:c="4"/>find-unique-num <text:s text:c="7"/>README.md</text:p>
      <text:p text:style-name="P1">descending-order <text:s text:c="6"/>half-life <text:s text:c="13"/>reverse-message</text:p>
      <text:p text:style-name="P1">double-str-chars <text:s text:c="6"/>how-many-litres <text:s text:c="7"/>swap-letter-case</text:p>
      <text:p text:style-name="P1">even-ladder-pattern <text:s text:c="3"/>insert-dashes <text:s text:c="9"/>vowel-count</text:p>
      <text:p text:style-name="P1">j@j:/media/sf_dev/dl/pre-immersive-challenges|master </text:p>
      <text:p text:style-name="P1">⇒ <text:s/>code</text:p>
      <text:p text:style-name="P1"/>
      <text:p text:style-name="P1">j@j:/media/sf_dev/dl/pre-immersive-challenges|master </text:p>
      <text:p text:style-name="P1">⇒ <text:s/>git checkout -b j</text:p>
      <text:p text:style-name="P1"><text:soft-page-break/>Switched to a new branch 'j'</text:p>
      <text:p text:style-name="P1">j@j:/media/sf_dev/dl/pre-immersive-challenges|j </text:p>
      <text:p text:style-name="P1">⇒ <text:s/>code .</text:p>
      <text:p text:style-name="P1">j@j:/media/sf_dev/dl/pre-immersive-challenges|j </text:p>
      <text:p text:style-name="P1">⇒ <text:s/>cd acceptable-sequence </text:p>
      <text:p text:style-name="P1">j@j:/media/sf_dev/dl/pre-immersive-challenges/acceptable-sequence|j </text:p>
      <text:p text:style-name="P1">⇒ <text:s/>ls</text:p>
      <text:p text:style-name="P1">acceptableSequence.js <text:s/>package.json <text:s/>package-lock.json <text:s/>README.md <text:s/>test</text:p>
      <text:p text:style-name="P1"/>
      <text:p text:style-name="P1">j@j:/media/sf_dev/dl/pre-immersive-challenges/acceptable-sequence|j </text:p>
      <text:p text:style-name="P1">⇒ <text:s/>npm install</text:p>
      <text:p text:style-name="P1">npm WARN rollback Rolling back balanced-match@1.0.0 failed (this is probably harmless): ETXTBSY: text file is busy, unlink '/media/sf_dev/dl/pre-immersive-challenges/acceptable-sequence/node_modules/balanced-match/package.json.2586510130'</text:p>
      <text:p text:style-name="P1">npm WARN rollback Rolling back browser-stdout@1.3.1 failed (this is probably harmless): ETXTBSY: text file is busy, unlink '/media/sf_dev/dl/pre-immersive-challenges/acceptable-sequence/node_modules/browser-stdout/package.json.296218348'</text:p>
      <text:p text:style-name="P1">npm WARN rollback Rolling back brace-expansion@1.1.11 failed (this is probably harmless): ETXTBSY: text file is busy, unlink '/media/sf_dev/dl/pre-immersive-challenges/acceptable-sequence/node_modules/brace-expansion/package.json.3840451595'</text:p>
      <text:p text:style-name="P1">npm WARN rollback Rolling back diff@3.5.0 failed (this is probably harmless): ETXTBSY: text file is busy, unlink '/media/sf_dev/dl/pre-immersive-challenges/acceptable-sequence/node_modules/diff/package.json.2219142467'</text:p>
      <text:p text:style-name="P1">npm WARN rollback Rolling back commander@2.15.1 failed (this is probably harmless): ETXTBSY: text file is busy, unlink '/media/sf_dev/dl/pre-immersive-challenges/acceptable-sequence/node_modules/commander/package.json.1715136219'</text:p>
      <text:p text:style-name="P1">npm WARN rollback Rolling back concat-map@0.0.1 failed (this is probably harmless): ETXTBSY: text file is busy, unlink '/media/sf_dev/dl/pre-immersive-challenges/acceptable-sequence/node_modules/concat-map/package.json.2670818713'</text:p>
      <text:p text:style-name="P1">npm WARN rollback Rolling back escape-string-regexp@1.0.5 failed (this is probably harmless): ETXTBSY: text file is busy, unlink '/media/sf_dev/dl/pre-immersive-challenges/acceptable-sequence/node_modules/escape-string-regexp/package.json.586930410'</text:p>
      <text:p text:style-name="P1">npm WARN rollback Rolling back fs.realpath@1.0.0 failed (this is probably harmless): ETXTBSY: text file is busy, unlink '/media/sf_dev/dl/pre-immersive-challenges/acceptable-sequence/node_modules/fs.realpath/package.json.514808985'</text:p>
      <text:p text:style-name="P1">npm WARN rollback Rolling back growl@1.10.5 failed (this is probably harmless): ETXTBSY: text file is busy, unlink '/media/sf_dev/dl/pre-immersive-challenges/acceptable-sequence/node_modules/growl/package.json.3879834102'</text:p>
      <text:p text:style-name="P1">npm WARN rollback Rolling back has-flag@3.0.0 failed (this is probably harmless): ETXTBSY: text file is busy, unlink '/media/sf_dev/dl/pre-immersive-challenges/acceptable-sequence/node_modules/has-flag/package.json.2659640020'</text:p>
      <text:p text:style-name="P1">npm WARN rollback Rolling back minimist@0.0.8 failed (this is probably harmless): ETXTBSY: text file is busy, unlink '/media/sf_dev/dl/pre-immersive-challenges/acceptable-sequence/node_modules/minimist/package.json.498902625'</text:p>
      <text:p text:style-name="P1">npm WARN rollback Rolling back inherits@2.0.3 failed (this is probably harmless): ETXTBSY: text file is busy, unlink <text:soft-page-break/>'/media/sf_dev/dl/pre-immersive-challenges/acceptable-sequence/node_modules/inherits/package.json.1495224735'</text:p>
      <text:p text:style-name="P1">npm WARN rollback Rolling back minimatch@3.0.4 failed (this is probably harmless): ETXTBSY: text file is busy, unlink '/media/sf_dev/dl/pre-immersive-challenges/acceptable-sequence/node_modules/minimatch/package.json.1846255004'</text:p>
      <text:p text:style-name="P1">npm WARN rollback Rolling back mkdirp@0.5.1 failed (this is probably harmless): ETXTBSY: text file is busy, unlink '/media/sf_dev/dl/pre-immersive-challenges/acceptable-sequence/node_modules/mkdirp/package.json.2169023510'</text:p>
      <text:p text:style-name="P1">npm WARN rollback Rolling back path-is-absolute@1.0.1 failed (this is probably harmless): ETXTBSY: text file is busy, unlink '/media/sf_dev/dl/pre-immersive-challenges/acceptable-sequence/node_modules/path-is-absolute/package.json.1315105488'</text:p>
      <text:p text:style-name="P1">npm WARN rollback Rolling back ms@2.0.0 failed (this is probably harmless): ETXTBSY: text file is busy, unlink '/media/sf_dev/dl/pre-immersive-challenges/acceptable-sequence/node_modules/ms/package.json.1219501502'</text:p>
      <text:p text:style-name="P1">npm WARN rollback Rolling back debug@3.1.0 failed (this is probably harmless): ETXTBSY: text file is busy, unlink '/media/sf_dev/dl/pre-immersive-challenges/acceptable-sequence/node_modules/debug/package.json.2052573587'</text:p>
      <text:p text:style-name="P1">npm WARN rollback Rolling back once@1.4.0 failed (this is probably harmless): ETXTBSY: text file is busy, unlink '/media/sf_dev/dl/pre-immersive-challenges/acceptable-sequence/node_modules/once/package.json.2024822446'</text:p>
      <text:p text:style-name="P1">npm WARN rollback Rolling back wrappy@1.0.2 failed (this is probably harmless): ETXTBSY: text file is busy, unlink '/media/sf_dev/dl/pre-immersive-challenges/acceptable-sequence/node_modules/wrappy/package.json.333080356'</text:p>
      <text:p text:style-name="P1">npm WARN rollback Rolling back inflight@1.0.6 failed (this is probably harmless): ETXTBSY: text file is busy, unlink '/media/sf_dev/dl/pre-immersive-challenges/acceptable-sequence/node_modules/inflight/package.json.3420707124'</text:p>
      <text:p text:style-name="P1">npm WARN rollback Rolling back glob@7.1.2 failed (this is probably harmless): ETXTBSY: text file is busy, unlink '/media/sf_dev/dl/pre-immersive-challenges/acceptable-sequence/node_modules/glob/package.json.601294717'</text:p>
      <text:p text:style-name="P1">npm WARN rollback Rolling back mocha@5.2.0 failed (this is probably harmless): ETXTBSY: text file is busy, unlink '/media/sf_dev/dl/pre-immersive-challenges/acceptable-sequence/node_modules/mocha/package.json.1905342126'</text:p>
      <text:p text:style-name="P1">npm WARN rollback Rolling back supports-color@5.4.0 failed (this is probably harmless): ETXTBSY: text file is busy, unlink '/media/sf_dev/dl/pre-immersive-challenges/acceptable-sequence/node_modules/supports-color/package.json.1536075621'</text:p>
      <text:p text:style-name="P1">npm WARN acceptable-sequence@1.0.0 No repository field.</text:p>
      <text:p text:style-name="P1"/>
      <text:p text:style-name="P1">npm ERR! path /media/sf_dev/dl/pre-immersive-challenges/acceptable-sequence/node_modules/browser-stdout/package.json.296218348</text:p>
      <text:p text:style-name="P1">npm ERR! code ETXTBSY</text:p>
      <text:p text:style-name="P1">npm ERR! errno -26</text:p>
      <text:p text:style-name="P1"><text:soft-page-break/>npm ERR! syscall rename</text:p>
      <text:p text:style-name="P1">npm ERR! ETXTBSY: text file is busy, rename '/media/sf_dev/dl/pre-immersive-challenges/acceptable-sequence/node_modules/browser-stdout/package.json.296218348' -&gt; '/media/sf_dev/dl/pre-immersive-challenges/acceptable-sequence/node_modules/browser-stdout/package.json'</text:p>
      <text:p text:style-name="P1"/>
      <text:p text:style-name="P1">npm ERR! A complete log of this run can be found in:</text:p>
      <text:p text:style-name="P1">npm ERR! <text:s text:c="4"/>/home/j/.npm/_logs/2018-06-06T18_55_41_661Z-debug.log</text:p>
      <text:p text:style-name="P1">j@j:/media/sf_dev/dl/pre-immersive-challenges/acceptable-sequence|j </text:p>
      <text:p text:style-name="P1">⇒ 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Open Sans" svg:font-family="'Open Sans', sans-serif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8:57:03.789984616</meta:creation-date>
    <dc:title>blank</dc:title>
    <meta:editing-duration>PT12M36S</meta:editing-duration>
    <meta:editing-cycles>3</meta:editing-cycles>
    <meta:generator>LibreOffice/6.0.3.2$Linux_X86_64 LibreOffice_project/00m0$Build-2</meta:generator>
    <dc:date>2018-06-06T19:09:34.503246663</dc:date>
    <meta:document-statistic meta:table-count="0" meta:image-count="0" meta:object-count="0" meta:page-count="4" meta:paragraph-count="84" meta:word-count="679" meta:character-count="8145" meta:non-whitespace-character-count="7364"/>
    <meta:template xlink:type="simple" xlink:actuate="onRequest" xlink:title="blank" xlink:href="../../../../../home/j/Templates/blank1.ott" meta:date="2018-06-06T18:57:00.084685557"/>
  </office:meta>
</office:document-meta>
</file>